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Segoe UI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fore annotation*<office:annotation><dc:creator>Unknown Author</dc:creator><dc:date>2013-04-05T19:34:46.06</dc:date><text:p text:style-name="P1"><text:span text:style-name="T1">YEAH!!!</text:span></text:p></office:annotation>*after annotatio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40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19:34:36.39</meta:creation-date>
    <meta:document-statistic meta:table-count="0" meta:image-count="0" meta:object-count="0" meta:page-count="1" meta:paragraph-count="1" meta:word-count="2" meta:character-count="10"/>
    <dc:date>2013-04-05T19:35:02.19</dc:date>
    <meta:editing-duration>PT25S</meta:editing-duration>
    <meta:editing-cycles>1</meta:editing-cycles>
    <meta:generator>OpenOffice.org/3.4.1$Win32 OpenOffice.org_project/341m1$Build-9593</meta:generator>
  </office:meta>
</office:document-meta>
</file>